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e667" officeooo:paragraph-rsid="000fe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 List:</text:p>
      <text:p text:style-name="P1"/>
      <text:p text:style-name="P1">attic</text:p>
      <text:p text:style-name="P1"/>
      <text:p text:style-name="P1">barn</text:p>
      <text:p text:style-name="P1">barnyard</text:p>
      <text:p text:style-name="P1">basement</text:p>
      <text:p text:style-name="P1">bee hive</text:p>
      <text:p text:style-name="P1">berms</text:p>
      <text:p text:style-name="P1">brook</text:p>
      <text:p text:style-name="P1">building</text:p>
      <text:p text:style-name="P1"/>
      <text:p text:style-name="P1">cattle</text:p>
      <text:p text:style-name="P1">center</text:p>
      <text:p text:style-name="P1">chicken</text:p>
      <text:p text:style-name="P1">chicken coop</text:p>
      <text:p text:style-name="P1">chicken tractor</text:p>
      <text:p text:style-name="P1">cob building</text:p>
      <text:p text:style-name="P1">cob oven</text:p>
      <text:p text:style-name="P1">cold</text:p>
      <text:p text:style-name="P1">community</text:p>
      <text:p text:style-name="P1">community garden</text:p>
      <text:p text:style-name="P1">companion plants</text:p>
      <text:p text:style-name="P1">compost</text:p>
      <text:p text:style-name="P1">compost pile</text:p>
      <text:p text:style-name="P1">composting toilet</text:p>
      <text:p text:style-name="P1">core</text:p>
      <text:p text:style-name="P1">culvert</text:p>
      <text:p text:style-name="P1"/>
      <text:p text:style-name="P1">desire line</text:p>
      <text:p text:style-name="P1">drain</text:p>
      <text:p text:style-name="P1">duck</text:p>
      <text:p text:style-name="P1"/>
      <text:p text:style-name="P1">east</text:p>
      <text:p text:style-name="P1">edge</text:p>
      <text:p text:style-name="P1">electric fence</text:p>
      <text:p text:style-name="P1">electricity</text:p>
      <text:p text:style-name="P1">elevation</text:p>
      <text:p text:style-name="P1">erosion</text:p>
      <text:p text:style-name="P1">espalier</text:p>
      <text:p text:style-name="P1"/>
      <text:p text:style-name="P1">fence</text:p>
      <text:p text:style-name="P1">field</text:p>
      <text:p text:style-name="P1">finger-styled beds</text:p>
      <text:p text:style-name="P1">flower bed</text:p>
      <text:p text:style-name="P1">forest</text:p>
      <text:p text:style-name="P1">fruit</text:p>
      <text:p text:style-name="P1"/>
      <text:p text:style-name="P1">goat</text:p>
      <text:p text:style-name="P1"><text:soft-page-break/>greenhouse</text:p>
      <text:p text:style-name="P1">guest building</text:p>
      <text:p text:style-name="P1">gravity-fed irrigation</text:p>
      <text:p text:style-name="P1">greywater</text:p>
      <text:p text:style-name="P1">greywater filtration</text:p>
      <text:p text:style-name="P1">gulley</text:p>
      <text:p text:style-name="P1"/>
      <text:p text:style-name="P1">hay</text:p>
      <text:p text:style-name="P1">hay bale</text:p>
      <text:p text:style-name="P1">hay field</text:p>
      <text:p text:style-name="P1">herbs</text:p>
      <text:p text:style-name="P1">high elevation</text:p>
      <text:p text:style-name="P1">home building</text:p>
      <text:p text:style-name="P1">hose</text:p>
      <text:p text:style-name="P1">hot</text:p>
      <text:p text:style-name="P1"/>
      <text:p text:style-name="P1">irrigation</text:p>
      <text:p text:style-name="P1"/>
      <text:p text:style-name="P1">lagoon</text:p>
      <text:p text:style-name="P1"/>
      <text:p text:style-name="P1">mandala garden</text:p>
      <text:p text:style-name="P1">midsuccession</text:p>
      <text:p text:style-name="P1">moon</text:p>
      <text:p text:style-name="P1">moveable greenhouse</text:p>
      <text:p text:style-name="P1">mulch</text:p>
      <text:p text:style-name="P1">mushroom</text:p>
      <text:p text:style-name="P1"/>
      <text:p text:style-name="P1">north</text:p>
      <text:p text:style-name="P1"/>
      <text:p text:style-name="P1">outdoor shower</text:p>
      <text:p text:style-name="P1"/>
      <text:p text:style-name="P1">parking</text:p>
      <text:p text:style-name="P1">path</text:p>
      <text:p text:style-name="P1">perennials</text:p>
      <text:p text:style-name="P1">permanent greenhouse</text:p>
      <text:p text:style-name="P1">pig pen</text:p>
      <text:p text:style-name="P1">piping</text:p>
      <text:p text:style-name="P1">pole barn</text:p>
      <text:p text:style-name="P1">pollinator</text:p>
      <text:p text:style-name="P1">polyculture</text:p>
      <text:p text:style-name="P1">pond</text:p>
      <text:p text:style-name="P1">power</text:p>
      <text:p text:style-name="P1"/>
      <text:p text:style-name="P1">rain barrel</text:p>
      <text:p text:style-name="P1">raised bed</text:p>
      <text:p text:style-name="P1">riparian buffer</text:p>
      <text:p text:style-name="P1">river</text:p>
      <text:p text:style-name="P1">road</text:p>
      <text:p text:style-name="P1">rock wall</text:p>
      <text:p text:style-name="P1"><text:soft-page-break/>root cellar</text:p>
      <text:p text:style-name="P1">rocket mass heater</text:p>
      <text:p text:style-name="P1"/>
      <text:p text:style-name="P1">seedlings</text:p>
      <text:p text:style-name="P1">septic tank</text:p>
      <text:p text:style-name="P1">shack</text:p>
      <text:p text:style-name="P1">sheep</text:p>
      <text:p text:style-name="P1">shrub</text:p>
      <text:p text:style-name="P1">silo</text:p>
      <text:p text:style-name="P1">spigot</text:p>
      <text:p text:style-name="P1">spring house</text:p>
      <text:p text:style-name="P1">snow</text:p>
      <text:p text:style-name="P1">snow plow</text:p>
      <text:p text:style-name="P1">solar panel</text:p>
      <text:p text:style-name="P1">solar oven</text:p>
      <text:p text:style-name="P1">source</text:p>
      <text:p text:style-name="P1">south</text:p>
      <text:p text:style-name="P1">spiral</text:p>
      <text:p text:style-name="P1">spring</text:p>
      <text:p text:style-name="P1">stream</text:p>
      <text:p text:style-name="P1">sun </text:p>
      <text:p text:style-name="P1">swales</text:p>
      <text:p text:style-name="P1">swamp</text:p>
      <text:p text:style-name="P1"/>
      <text:p text:style-name="P1">tent</text:p>
      <text:p text:style-name="P1">tractor</text:p>
      <text:p text:style-name="P1">tractor-pulled water supply</text:p>
      <text:p text:style-name="P1">tree</text:p>
      <text:p text:style-name="P1">trellis</text:p>
      <text:p text:style-name="P1">trench</text:p>
      <text:p text:style-name="P1">truck</text:p>
      <text:p text:style-name="P1">tool shed</text:p>
      <text:p text:style-name="P1"/>
      <text:p text:style-name="P1">vegetable</text:p>
      <text:p text:style-name="P1">vermicomposting</text:p>
      <text:p text:style-name="P1"/>
      <text:p text:style-name="P1">wall</text:p>
      <text:p text:style-name="P1">washing station</text:p>
      <text:p text:style-name="P1">watershed</text:p>
      <text:p text:style-name="P1">well</text:p>
      <text:p text:style-name="P1">west</text:p>
      <text:p text:style-name="P1">wetlands</text:p>
      <text:p text:style-name="P1">wind</text:p>
      <text:p text:style-name="P1">windmill</text:p>
      <text:p text:style-name="P1">wood</text:p>
      <text:p text:style-name="P1">wood pile</text:p>
      <text:p text:style-name="P1">wood shed</text:p>
      <text:p text:style-name="P1">workshop</text:p>
      <text:p text:style-name="P1"/>
      <text:p text:style-name="P1"><text:soft-page-break/>yurt</text:p>
      <text:p text:style-name="P1"/>
      <text:p text:style-name="P1">zone 00 (me)</text:p>
      <text:p text:style-name="P1">zone 0 (home)</text:p>
      <text:p text:style-name="P1">zone 1</text:p>
      <text:p text:style-name="P1">zone 2</text:p>
      <text:p text:style-name="P1">zone 3</text:p>
      <text:p text:style-name="P1">zone 4</text:p>
      <text:p text:style-name="P1">zone 5</text:p>
      <text:p text:style-name="P1">zone 6 (beyond site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06:44.627000000</meta:creation-date>
    <dc:date>2017-02-01T11:16:58.203000000</dc:date>
    <meta:editing-duration>PT10M13S</meta:editing-duration>
    <meta:editing-cycles>1</meta:editing-cycles>
    <meta:document-statistic meta:table-count="0" meta:image-count="0" meta:object-count="0" meta:page-count="4" meta:paragraph-count="136" meta:word-count="193" meta:character-count="1159" meta:non-whitespace-character-count="1101"/>
    <meta:generator>LibreOffice/5.1.3.2$Windows_x86 LibreOffice_project/644e4637d1d8544fd9f56425bd6cec110e49301b</meta:generator>
  </office:meta>
</office:document-meta>
</file>